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  <style:font-face style:name="system-ui" svg:font-family="system-ui" style:font-family-generic="roman" style:font-pitch="variable"/>
    <style:font-face style:name="system-ui1" svg:font-family="system-ui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alibri"/>
    </style:style>
    <style:style style:name="P2" style:family="paragraph" style:parent-style-name="Standard">
      <style:paragraph-properties fo:margin-top="0in" fo:margin-bottom="0.0717in" style:contextual-spacing="false" fo:line-height="100%"/>
      <style:text-properties style:font-name="Calibri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Calibri"/>
    </style:style>
    <style:style style:name="P4" style:family="paragraph" style:parent-style-name="Standard">
      <style:paragraph-properties fo:margin-top="0.0398in" fo:margin-bottom="0.0398in" style:contextual-spacing="false" fo:line-height="100%"/>
      <style:text-properties style:font-name="Calibri"/>
    </style:style>
    <style:style style:name="P5" style:family="paragraph" style:parent-style-name="Standard">
      <style:paragraph-properties fo:line-height="100%"/>
      <style:text-properties style:font-name="Calibri" fo:font-weight="bold" style:font-weight-asian="bold" style:font-weight-complex="bold"/>
    </style:style>
    <style:style style:name="P6" style:family="paragraph" style:parent-style-name="List_20_Paragraph" style:list-style-name="WWNum7">
      <style:paragraph-properties fo:margin-top="0in" fo:margin-bottom="0in" style:contextual-spacing="true" fo:line-height="100%"/>
      <style:text-properties style:font-name="Calibri"/>
    </style:style>
    <style:style style:name="P7" style:family="paragraph" style:parent-style-name="List_20_Paragraph" style:list-style-name="WWNum7">
      <style:paragraph-properties fo:margin-top="0.0791in" fo:margin-bottom="0.0791in" style:contextual-spacing="true" fo:line-height="100%"/>
      <style:text-properties style:font-name="Calibri"/>
    </style:style>
    <style:style style:name="P8" style:family="paragraph" style:parent-style-name="List_20_Paragraph" style:list-style-name="WWNum6">
      <style:paragraph-properties fo:line-height="100%"/>
      <style:text-properties style:font-name="Calibri"/>
    </style:style>
    <style:style style:name="P9" style:family="paragraph" style:parent-style-name="List_20_Paragraph" style:list-style-name="WWNum4">
      <style:paragraph-properties fo:line-height="100%"/>
      <style:text-properties style:font-name="Calibri"/>
    </style:style>
    <style:style style:name="P10" style:family="paragraph" style:parent-style-name="List_20_Paragraph" style:list-style-name="WWNum5">
      <style:paragraph-properties fo:line-height="100%"/>
      <style:text-properties style:font-name="Calibri"/>
    </style:style>
    <style:style style:name="P11" style:family="paragraph" style:parent-style-name="List_20_Paragraph" style:list-style-name="WWNum2">
      <style:paragraph-properties fo:line-height="100%"/>
      <style:text-properties style:font-name="Calibri"/>
    </style:style>
    <style:style style:name="P12" style:family="paragraph" style:parent-style-name="List_20_Paragraph" style:list-style-name="WWNum8">
      <style:paragraph-properties fo:margin-top="0in" fo:margin-bottom="0in" style:contextual-spacing="true" fo:line-height="100%"/>
      <style:text-properties style:font-name="Calibri"/>
    </style:style>
    <style:style style:name="P13" style:family="paragraph" style:parent-style-name="List_20_Paragraph" style:list-style-name="WWNum8">
      <style:paragraph-properties fo:line-height="100%"/>
      <style:text-properties style:font-name="Calibri"/>
    </style:style>
    <style:style style:name="P14" style:family="paragraph" style:parent-style-name="List_20_Paragraph" style:list-style-name="WWNum1">
      <style:paragraph-properties fo:margin-top="0in" fo:margin-bottom="0in" style:contextual-spacing="true" fo:line-height="100%"/>
      <style:text-properties style:font-name="Calibri"/>
    </style:style>
    <style:style style:name="P15" style:family="paragraph" style:parent-style-name="List_20_Paragraph" style:list-style-name="WWNum1">
      <style:paragraph-properties fo:line-height="100%"/>
      <style:text-properties style:font-name="Calibri"/>
    </style:style>
    <style:style style:name="P16" style:family="paragraph" style:parent-style-name="List_20_Paragraph" style:list-style-name="WWNum1">
      <style:paragraph-properties fo:margin-top="0in" fo:margin-bottom="0.0319in" style:contextual-spacing="true" fo:line-height="100%"/>
      <style:text-properties style:font-name="Calibri"/>
    </style:style>
    <style:style style:name="P17" style:family="paragraph" style:parent-style-name="Standard">
      <style:paragraph-properties fo:line-height="100%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Calibri" fo:font-weight="bold" style:font-weight-asian="bold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Calibri" fo:font-weight="bold" officeooo:rsid="0019b73d" officeooo:paragraph-rsid="0019b73d" style:font-weight-asian="bold" style:font-weight-complex="bold"/>
    </style:style>
    <style:style style:name="P20" style:family="paragraph" style:parent-style-name="Standard">
      <style:paragraph-properties fo:margin-top="0.0791in" fo:margin-bottom="0.0791in" style:contextual-spacing="false" fo:line-height="100%"/>
      <style:text-properties style:font-name="Calibri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font-name-asian="system-ui1" style:font-name-complex="system-ui1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urriculum Vitae</text:p>
      <text:p text:style-name="P5"/>
      <text:p text:style-name="P3"><text:span text:style-name="T2">Personal Information</text:span>:</text:p>
      <text:list text:style-name="WWNum7">
        <text:list-item>
          <text:p text:style-name="P6"><text:span text:style-name="T1">Name</text:span>: Marvin Adakole Idibia</text:p>
        </text:list-item>
        <text:list-item>
          <text:p text:style-name="P6"><text:span text:style-name="T1">Date of Birth</text:span>: 17<text:span text:style-name="T3">th</text:span> July, 2003.</text:p>
        </text:list-item>
        <text:list-item>
          <text:p text:style-name="P7"><text:span text:style-name="T1">Address</text:span>: <text:s/>Spintex, Greater Accra, Ghana.</text:p>
        </text:list-item>
      </text:list>
      <text:p text:style-name="P3"><text:span text:style-name="T2">Education</text:span>:</text:p>
      <text:p text:style-name="P3"><text:span text:style-name="T1">1. Primary and Junior High School (Completed in 2018)</text:span>:</text:p>
      <text:list text:style-name="WWNum6">
        <text:list-item>
          <text:p text:style-name="P8"><text:span text:style-name="T1">Institution</text:span>: Firm Foundation School</text:p>
        </text:list-item>
        <text:list-item>
          <text:p text:style-name="P8"><text:span text:style-name="T1">Location</text:span>: Spintex, Greater Accra, Ghana</text:p>
        </text:list-item>
        <text:list-item>
          <text:p text:style-name="P8"><text:span text:style-name="T1">Best Grades</text:span>: Science – Grade 2 and Mathematics – Grade 2</text:p>
        </text:list-item>
      </text:list>
      <text:p text:style-name="P3"><text:span text:style-name="T1">2. Senior High School (2018 - 2021)</text:span>:</text:p>
      <text:list text:style-name="WWNum4">
        <text:list-item>
          <text:p text:style-name="P9"><text:span text:style-name="T1">Institution</text:span>: Ghanata Senior High School</text:p>
        </text:list-item>
        <text:list-item>
          <text:p text:style-name="P9"><text:span text:style-name="T1">Location</text:span>: Dodowa, Greater Accra, Ghana.</text:p>
        </text:list-item>
        <text:list-item>
          <text:p text:style-name="P9"><text:span text:style-name="T1">Field of Study</text:span>: General Science</text:p>
        </text:list-item>
        <text:list-item>
          <text:p text:style-name="P9"><text:span text:style-name="T1">Best Grades</text:span>: Core mathematics – B2 and Elective mathematics – B3</text:p>
        </text:list-item>
      </text:list>
      <text:p text:style-name="P3"><text:span text:style-name="T1">3. University (2022 - Current)</text:span>:</text:p>
      <text:list text:style-name="WWNum5">
        <text:list-item>
          <text:p text:style-name="P10"><text:span text:style-name="T1">Institution</text:span>: Data Link Institute of Business and Technology</text:p>
        </text:list-item>
        <text:list-item>
          <text:p text:style-name="P10"><text:span text:style-name="T1">Location</text:span>: Tema, Greater Accra, Ghana</text:p>
        </text:list-item>
        <text:list-item>
          <text:p text:style-name="P10"><text:span text:style-name="T1">Degree</text:span>: Bachelor of Science in Computer Science</text:p>
        </text:list-item>
        <text:list-item>
          <text:p text:style-name="P10"><text:span text:style-name="T1">Current Level</text:span>: 300</text:p>
        </text:list-item>
      </text:list>
      <text:p text:style-name="P3"/>
      <text:p text:style-name="P1"><text:span text:style-name="T1">Skills</text:span>:</text:p>
      <text:p text:style-name="P3"><text:s/>1. Knowledge of programming Languages such as:</text:p>
      <text:list text:style-name="WWNum2">
        <text:list-item>
          <text:p text:style-name="P11">HTML</text:p>
        </text:list-item>
        <text:list-item>
          <text:p text:style-name="P11">JavaScript</text:p>
        </text:list-item>
        <text:list-item>
          <text:p text:style-name="P11">CSS</text:p>
        </text:list-item>
        <text:list-item>
          <text:p text:style-name="P11">C++</text:p>
        </text:list-item>
        <text:list-item>
          <text:p text:style-name="P11">Java</text:p>
        </text:list-item>
      </text:list>
      <text:p text:style-name="P4">2. Strong understanding of responsive web design principles</text:p>
      <text:p text:style-name="P4">3. Proficient in version control systems: Git, GitHub</text:p>
      <text:p text:style-name="P4">4. Strong problem-solving and troubleshooting skills</text:p>
      <text:p text:style-name="P4">5. Excellent communication and collaboration abilities</text:p>
      <text:p text:style-name="P4">6. Commitment to continuous learning and staying updated with industry trends</text:p>
      <text:p text:style-name="P4">7. Effective time management and organizational skills</text:p>
      <text:p text:style-name="P3">8. Solid understanding of UI/UX design principles and accessibility standards</text:p>
      <text:p text:style-name="P3"/>
      <text:p text:style-name="P2"><text:soft-page-break/><text:span text:style-name="T1">Experience</text:span>:</text:p>
      <text:list text:style-name="WWNum8">
        <text:list-item>
          <text:p text:style-name="P12">1 year experience at Data Link Institute of Business and Technology in web development using HTML, JavaScript, and CSS.</text:p>
        </text:list-item>
        <text:list-item>
          <text:p text:style-name="P12">Competent in C++ and Java.</text:p>
        </text:list-item>
        <text:list-item>
          <text:p text:style-name="P13">Proficient in computer troubleshooting and computer hardware replacement</text:p>
        </text:list-item>
      </text:list>
      <text:p text:style-name="P3"/>
      <text:p text:style-name="P3"><text:span text:style-name="T1">Work Ethic</text:span>:</text:p>
      <text:p text:style-name="P3">A diligent and time-conscious individual with a strong commitment to meeting deadlines and delivering high-quality work.</text:p>
      <text:p text:style-name="P3">Demonstrated ability to prioritize tasks effectively and manage time efficiently.</text:p>
      <text:p text:style-name="P4"/>
      <text:p text:style-name="P18">Language Proficiency:</text:p>
      <text:list text:style-name="WWNum1">
        <text:list-item>
          <text:p text:style-name="P14"><text:span text:style-name="T1">English</text:span>: Fluent in written and spoken communication.</text:p>
        </text:list-item>
        <text:list-item>
          <text:p text:style-name="P15"><text:span text:style-name="T1">French and Japanese</text:span>: Basic proficiency.</text:p>
        </text:list-item>
        <text:list-item>
          <text:p text:style-name="P16"><text:span text:style-name="T1">Local Languages</text:span>: Ga, Twi, and Ewe.</text:p>
          <text:p text:style-name="P15"/>
        </text:list-item>
      </text:list>
      <text:p text:style-name="P3"><text:span text:style-name="T1">Objective</text:span>:</text:p>
      <text:p text:style-name="P3">To obtain a position where I can apply my programming skills, continue to learn and grow, and contribute to a dynamic team while gaining valuable working experience.</text:p>
      <text:p text:style-name="P1"><text:s/></text:p>
      <text:p text:style-name="P20">Contact Information: </text:p>
      <text:p text:style-name="P3"><text:span text:style-name="T1">Mobile Number</text:span>: 0593727250</text:p>
      <text:p text:style-name="P3"><text:span text:style-name="T1">E-mail: </text:span>midibia400@gmail.com</text:p>
      <text:p text:style-name="P3"><text:span text:style-name="T1">LinkedIn</text:span>: <text:span text:style-name="T4">www.linkedin.com/in/dkay17</text:span></text:p>
      <text:p text:style-name="P3"><text:span text:style-name="T1">GitHub</text:span>: github.com/dkay17</text:p>
      <text:p text:style-name="P19">Portfolio Website: <text:a xlink:type="simple" xlink:href="https://dkay17.github.io/myportfolio/" text:style-name="Internet_20_link" text:visited-style-name="Visited_20_Internet_20_Link"><text:span text:style-name="T5">https://dkay17.github.io/myportfolio/</text:span></text:a></text:p>
      <text:p text:style-name="P19"><text:span text:style-name="T5"/></text:p>
      <text:p text:style-name="P1">References available upon reques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  <style:font-face style:name="system-ui" svg:font-family="system-ui" style:font-family-generic="roman" style:font-pitch="variable"/>
    <style:font-face style:name="system-ui1" svg:font-family="system-ui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ＭＳ 明朝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ＭＳ 明朝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ＭＳ ゴシック" style:font-family-asian="'ＭＳ ゴシック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ＭＳ ゴシック" style:font-family-asian="'ＭＳ ゴシック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ＭＳ ゴシック" style:font-family-asian="'ＭＳ ゴシック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ＭＳ ゴシック" style:font-family-asian="'ＭＳ ゴシック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ＭＳ ゴシック" style:font-family-asian="'ＭＳ ゴシック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ＭＳ ゴシック" style:font-family-asian="'ＭＳ ゴシック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vin Idibia</meta:initial-creator>
    <meta:editing-cycles>27</meta:editing-cycles>
    <meta:creation-date>2024-02-19T18:47:00</meta:creation-date>
    <dc:date>2024-05-08T04:12:06.167000000</dc:date>
    <meta:editing-duration>PT6H22M6S</meta:editing-duration>
    <meta:generator>LibreOffice/24.2.1.2$Windows_X86_64 LibreOffice_project/db4def46b0453cc22e2d0305797cf981b68ef5ac</meta:generator>
    <meta:document-statistic meta:table-count="0" meta:image-count="0" meta:object-count="0" meta:page-count="2" meta:paragraph-count="56" meta:word-count="328" meta:character-count="2246" meta:non-whitespace-character-count="1990"/>
    <meta:user-defined meta:name="AppVersion">16.0000</meta:user-defined>
    <meta:template xlink:type="simple" xlink:actuate="onRequest" xlink:title="Normal" xlink:href=""/>
  </office:meta>
</office:document-meta>
</file>